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19">
      <style:table-cell-properties fo:border="thin solid #D0D7E5" style:vertical-align="middle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background-color="transparent" style:cell-protect="protected"/>
      <style:text-properties fo:color="#000000"/>
    </style:style>
    <style:style style:name="ce5" style:family="table-cell" style:parent-style-name="Default" style:data-style-name="N0">
      <style:table-cell-properties fo:border="thin solid #D0D7E5" style:vertical-align="middle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51354166666667cm" style:use-optimal-column-width="true"/>
    </style:style>
    <style:style style:name="co2" style:family="table-column">
      <style:table-column-properties fo:break-before="auto" style:column-width="8.67833333333333cm" style:use-optimal-column-width="true"/>
    </style:style>
    <style:style style:name="co3" style:family="table-column">
      <style:table-column-properties fo:break-before="auto" style:column-width="2.64583333333333cm" style:use-optimal-column-width="true"/>
    </style:style>
    <style:style style:name="co4" style:family="table-column">
      <style:table-column-properties fo:break-before="auto" style:column-width="2.03729166666667cm" style:use-optimal-column-width="true"/>
    </style:style>
    <style:style style:name="co5" style:family="table-column">
      <style:table-column-properties fo:break-before="auto" style:column-width="8.334375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nsparency_Report_-_Export_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ayment Date</text:p>
          </table:table-cell>
          <table:table-cell office:value-type="string" table:style-name="ce2">
            <text:p>Vendor Name</text:p>
          </table:table-cell>
          <table:table-cell office:value-type="string" table:style-name="ce2">
            <text:p>SumOfAmount</text:p>
          </table:table-cell>
          <table:table-cell office:value-type="string" table:style-name="ce2">
            <text:p>Payment Id</text:p>
          </table:table-cell>
          <table:table-cell office:value-type="string" table:style-name="ce2">
            <text:p>Level 2 Description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ADT FIRE &amp; SECURITY LTD</text:p>
          </table:table-cell>
          <table:table-cell office:value-type="float" office:value="2495.9299999999998" table:style-name="ce5">
            <text:p>2495.93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ADT FIRE AND SECURITY PLC</text:p>
          </table:table-cell>
          <table:table-cell office:value-type="float" office:value="8455.9" table:style-name="ce5">
            <text:p>8455.9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ARKTIS LTD</text:p>
          </table:table-cell>
          <table:table-cell office:value-type="float" office:value="1856" table:style-name="ce5">
            <text:p>1856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AVI LTD</text:p>
          </table:table-cell>
          <table:table-cell office:value-type="float" office:value="935" table:style-name="ce5">
            <text:p>935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BRITISH TELECOM</text:p>
          </table:table-cell>
          <table:table-cell office:value-type="float" office:value="3501.88" table:style-name="ce5">
            <text:p>3501.88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BUCKS COUNTY COUNCIL</text:p>
          </table:table-cell>
          <table:table-cell office:value-type="float" office:value="9480" table:style-name="ce5">
            <text:p>9480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Local Government Specific / Partnership Funding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C2UK LTD</text:p>
          </table:table-cell>
          <table:table-cell office:value-type="float" office:value="4285.24" table:style-name="ce5">
            <text:p>4285.24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CALOR GAS LTD</text:p>
          </table:table-cell>
          <table:table-cell office:value-type="float" office:value="892.94" table:style-name="ce5">
            <text:p>892.94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COMPUTACENTER (UK) LTD</text:p>
          </table:table-cell>
          <table:table-cell office:value-type="float" office:value="4753.0200000000004" table:style-name="ce5">
            <text:p>4753.02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1905.9" table:style-name="ce5">
            <text:p>1905.9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COTSWOLD VEHICLE RECOVERY</text:p>
          </table:table-cell>
          <table:table-cell office:value-type="float" office:value="19006.25" table:style-name="ce5">
            <text:p>19006.25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D &amp; P LUXURY TOILETS LTD</text:p>
          </table:table-cell>
          <table:table-cell office:value-type="float" office:value="1500" table:style-name="ce5">
            <text:p>1500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2954.67" table:style-name="ce5">
            <text:p>2954.67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DURHAM CONSTABULARY</text:p>
          </table:table-cell>
          <table:table-cell office:value-type="float" office:value="20000" table:style-name="ce5">
            <text:p>20000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ENTERPRISE RENT-A-CAR UK LTD</text:p>
          </table:table-cell>
          <table:table-cell office:value-type="float" office:value="3141.4" table:style-name="ce5">
            <text:p>3141.4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GRESHAM OFFICE FURNITURE LTD</text:p>
          </table:table-cell>
          <table:table-cell office:value-type="float" office:value="3157.02" table:style-name="ce5">
            <text:p>3157.02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GRESHAM OFFICE FURNITURE LTD</text:p>
          </table:table-cell>
          <table:table-cell office:value-type="float" office:value="2514.5" table:style-name="ce5">
            <text:p>2514.5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GRG PUBLIC RESOURCES LTD</text:p>
          </table:table-cell>
          <table:table-cell office:value-type="float" office:value="1631" table:style-name="ce5">
            <text:p>1631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HAMPSHIRE POLICE AUTHORITY</text:p>
          </table:table-cell>
          <table:table-cell office:value-type="float" office:value="340818" table:style-name="ce5">
            <text:p>340818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HEATH PRODUCTS LTD</text:p>
          </table:table-cell>
          <table:table-cell office:value-type="float" office:value="555.5" table:style-name="ce5">
            <text:p>555.5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HOME OFFICE</text:p>
          </table:table-cell>
          <table:table-cell office:value-type="float" office:value="108750.06" table:style-name="ce5">
            <text:p>108750.06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KCOM GROUP PLC</text:p>
          </table:table-cell>
          <table:table-cell office:value-type="float" office:value="532.70000000000005" table:style-name="ce5">
            <text:p>532.7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KEY INDUSTRIAL EQUIPMENT LTD</text:p>
          </table:table-cell>
          <table:table-cell office:value-type="float" office:value="654.02" table:style-name="ce5">
            <text:p>654.02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MC PRODUCTS</text:p>
          </table:table-cell>
          <table:table-cell office:value-type="float" office:value="1896" table:style-name="ce5">
            <text:p>1896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MEHLER VARIO SYSTEM GMBH</text:p>
          </table:table-cell>
          <table:table-cell office:value-type="float" office:value="4833" table:style-name="ce5">
            <text:p>4833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MILTON KEYNES COUNCIL</text:p>
          </table:table-cell>
          <table:table-cell office:value-type="float" office:value="48500" table:style-name="ce5">
            <text:p>48500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ORCHID CELLMARK LTD</text:p>
          </table:table-cell>
          <table:table-cell office:value-type="float" office:value="88765.62" table:style-name="ce5">
            <text:p>88765.62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PAYPOINT NETWORK LTD</text:p>
          </table:table-cell>
          <table:table-cell office:value-type="float" office:value="625" table:style-name="ce5">
            <text:p>625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PERREN ENGINEERING LTD</text:p>
          </table:table-cell>
          <table:table-cell office:value-type="float" office:value="562" table:style-name="ce5">
            <text:p>562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PEUGEOT MOTOR COMPANY PLC</text:p>
          </table:table-cell>
          <table:table-cell office:value-type="float" office:value="38915.660000000003" table:style-name="ce5">
            <text:p>38915.66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PEUGEOT MOTOR COMPANY PLC</text:p>
          </table:table-cell>
          <table:table-cell office:value-type="float" office:value="13253.71" table:style-name="ce5">
            <text:p>13253.71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PIDDINGTON PROPERTIES LTD</text:p>
          </table:table-cell>
          <table:table-cell office:value-type="float" office:value="4250" table:style-name="ce5">
            <text:p>4250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PIPS TECHNOLOGY LTD</text:p>
          </table:table-cell>
          <table:table-cell office:value-type="float" office:value="3500" table:style-name="ce5">
            <text:p>3500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PMD MAGNETICS</text:p>
          </table:table-cell>
          <table:table-cell office:value-type="float" office:value="1560" table:style-name="ce5">
            <text:p>1560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Q ELECTRONICS LTD</text:p>
          </table:table-cell>
          <table:table-cell office:value-type="float" office:value="9996" table:style-name="ce5">
            <text:p>9996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RICHARD BYRNE PROPERTY MAINTENANCE</text:p>
          </table:table-cell>
          <table:table-cell office:value-type="float" office:value="2785" table:style-name="ce5">
            <text:p>2785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ROYAL MAIL</text:p>
          </table:table-cell>
          <table:table-cell office:value-type="float" office:value="7252.45" table:style-name="ce5">
            <text:p>7252.45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RPS GROUP PLC</text:p>
          </table:table-cell>
          <table:table-cell office:value-type="float" office:value="8375" table:style-name="ce5">
            <text:p>8375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S P SERVICES</text:p>
          </table:table-cell>
          <table:table-cell office:value-type="float" office:value="802.5" table:style-name="ce5">
            <text:p>802.5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SDS GROUP LTD</text:p>
          </table:table-cell>
          <table:table-cell office:value-type="float" office:value="855" table:style-name="ce5">
            <text:p>855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SEPURA LIMITED</text:p>
          </table:table-cell>
          <table:table-cell office:value-type="float" office:value="3324" table:style-name="ce5">
            <text:p>3324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SKILLS FOR JUSTICE</text:p>
          </table:table-cell>
          <table:table-cell office:value-type="float" office:value="30260" table:style-name="ce5">
            <text:p>30260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SPECIALIST COMPUTER CENTRES PLC</text:p>
          </table:table-cell>
          <table:table-cell office:value-type="float" office:value="2055.5500000000002" table:style-name="ce5">
            <text:p>2055.55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ST THOMAS CROSS GARAGE LTD</text:p>
          </table:table-cell>
          <table:table-cell office:value-type="float" office:value="612.09" table:style-name="ce5">
            <text:p>612.09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SUNDOWN PRODUCTS LTD</text:p>
          </table:table-cell>
          <table:table-cell office:value-type="float" office:value="1372" table:style-name="ce5">
            <text:p>1372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SUSSEX POLICE AUTHORITY</text:p>
          </table:table-cell>
          <table:table-cell office:value-type="float" office:value="69719.56" table:style-name="ce5">
            <text:p>69719.56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Police Officer Pay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SUSSEX POLICE AUTHORITY</text:p>
          </table:table-cell>
          <table:table-cell office:value-type="float" office:value="42980.15" table:style-name="ce5">
            <text:p>42980.15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THE AUTOMOBILE ASSOCIATION</text:p>
          </table:table-cell>
          <table:table-cell office:value-type="float" office:value="2882" table:style-name="ce5">
            <text:p>2882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THRIFTY CAR RENTAL</text:p>
          </table:table-cell>
          <table:table-cell office:value-type="float" office:value="965.86" table:style-name="ce5">
            <text:p>965.86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TOYOTA (GB) PLC</text:p>
          </table:table-cell>
          <table:table-cell office:value-type="float" office:value="75437.05" table:style-name="ce5">
            <text:p>75437.05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UKAS</text:p>
          </table:table-cell>
          <table:table-cell office:value-type="float" office:value="710.25" table:style-name="ce5">
            <text:p>710.25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VAUXHALL MOTORS LTD</text:p>
          </table:table-cell>
          <table:table-cell office:value-type="float" office:value="39620.17" table:style-name="ce5">
            <text:p>39620.17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VODAFONE LIMITED</text:p>
          </table:table-cell>
          <table:table-cell office:value-type="float" office:value="4440.8999999999996" table:style-name="ce5">
            <text:p>4440.9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VOLKSWAGEN GROUP UNITED KINGDOM LTD</text:p>
          </table:table-cell>
          <table:table-cell office:value-type="float" office:value="97112.03" table:style-name="ce5">
            <text:p>97112.03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VOLKSWAGEN GROUP UNITED KINGDOM LTD</text:p>
          </table:table-cell>
          <table:table-cell office:value-type="float" office:value="26933.25" table:style-name="ce5">
            <text:p>26933.25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WA PRODUCTS</text:p>
          </table:table-cell>
          <table:table-cell office:value-type="float" office:value="850" table:style-name="ce5">
            <text:p>850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06T00:00:00" table:style-name="ce3">
            <text:p>06/01/2021</text:p>
          </table:table-cell>
          <table:table-cell office:value-type="string" table:style-name="ce4">
            <text:p>WAREHOUSE EXPRESS LTD</text:p>
          </table:table-cell>
          <table:table-cell office:value-type="float" office:value="710.5" table:style-name="ce5">
            <text:p>710.5</text:p>
          </table:table-cell>
          <table:table-cell office:value-type="float" office:value="3507" table:style-name="ce5">
            <text:p>350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3663</text:p>
          </table:table-cell>
          <table:table-cell office:value-type="float" office:value="1473.26" table:style-name="ce5">
            <text:p>1473.26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ADT FIRE &amp; SECURITY LTD</text:p>
          </table:table-cell>
          <table:table-cell office:value-type="float" office:value="766.23" table:style-name="ce5">
            <text:p>766.23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ADT FIRE AND SECURITY PLC</text:p>
          </table:table-cell>
          <table:table-cell office:value-type="float" office:value="16232.2" table:style-name="ce5">
            <text:p>16232.2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AMPLIVOX LTD</text:p>
          </table:table-cell>
          <table:table-cell office:value-type="float" office:value="1300" table:style-name="ce5">
            <text:p>1300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Other Employee Expens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ANDREWS SYKES HIRE LTD</text:p>
          </table:table-cell>
          <table:table-cell office:value-type="float" office:value="13003.82" table:style-name="ce5">
            <text:p>13003.82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ANGLIAN WATER</text:p>
          </table:table-cell>
          <table:table-cell office:value-type="float" office:value="3552.26" table:style-name="ce5">
            <text:p>3552.26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ASPEN INTERNATIONAL LTD</text:p>
          </table:table-cell>
          <table:table-cell office:value-type="float" office:value="2525" table:style-name="ce5">
            <text:p>2525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BARKER AND EVANS</text:p>
          </table:table-cell>
          <table:table-cell office:value-type="float" office:value="32657.59" table:style-name="ce5">
            <text:p>32657.59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BOC LTD</text:p>
          </table:table-cell>
          <table:table-cell office:value-type="float" office:value="4960" table:style-name="ce5">
            <text:p>4960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BROADWAY ELECTRICAL SERVICES LTD</text:p>
          </table:table-cell>
          <table:table-cell office:value-type="float" office:value="2353.7800000000002" table:style-name="ce5">
            <text:p>2353.78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BUCKS COUNTY COUNCIL</text:p>
          </table:table-cell>
          <table:table-cell office:value-type="float" office:value="8630.1200000000008" table:style-name="ce5">
            <text:p>8630.12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CALOR GAS LTD</text:p>
          </table:table-cell>
          <table:table-cell office:value-type="float" office:value="2660.54" table:style-name="ce5">
            <text:p>2660.54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CANON BUSINESS SERVICE (UK) LIMITED</text:p>
          </table:table-cell>
          <table:table-cell office:value-type="float" office:value="1797.39" table:style-name="ce5">
            <text:p>1797.39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CASTROL (UK) LTD</text:p>
          </table:table-cell>
          <table:table-cell office:value-type="float" office:value="1335.6" table:style-name="ce5">
            <text:p>1335.6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CB RICHARD ELLIS</text:p>
          </table:table-cell>
          <table:table-cell office:value-type="float" office:value="7492.72" table:style-name="ce5">
            <text:p>7492.72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CIVIL DEFENCE SUPPLY INTERNATIONAL LTD</text:p>
          </table:table-cell>
          <table:table-cell office:value-type="float" office:value="930" table:style-name="ce5">
            <text:p>930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COMPUTACENTER (UK) LTD</text:p>
          </table:table-cell>
          <table:table-cell office:value-type="float" office:value="369032.13" table:style-name="ce5">
            <text:p>369032.13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COOPER READING</text:p>
          </table:table-cell>
          <table:table-cell office:value-type="float" office:value="794.42" table:style-name="ce5">
            <text:p>794.42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2520" table:style-name="ce5">
            <text:p>2520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EDEN VAUXHALL READING</text:p>
          </table:table-cell>
          <table:table-cell office:value-type="float" office:value="515.35" table:style-name="ce5">
            <text:p>515.35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EDF ENERGY</text:p>
          </table:table-cell>
          <table:table-cell office:value-type="float" office:value="145532.78" table:style-name="ce5">
            <text:p>145532.78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EXPERIAN LTD</text:p>
          </table:table-cell>
          <table:table-cell office:value-type="float" office:value="33131" table:style-name="ce5">
            <text:p>33131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FORD MOTOR COMPANY LTD</text:p>
          </table:table-cell>
          <table:table-cell office:value-type="float" office:value="203885.17" table:style-name="ce5">
            <text:p>203885.17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FORD MOTOR COMPANY LTD</text:p>
          </table:table-cell>
          <table:table-cell office:value-type="float" office:value="76044.06" table:style-name="ce5">
            <text:p>76044.06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239488.83" table:style-name="ce5">
            <text:p>239488.83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GARRAN LOCKERS LTD</text:p>
          </table:table-cell>
          <table:table-cell office:value-type="float" office:value="4801.4799999999996" table:style-name="ce5">
            <text:p>4801.48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GROUPTYRE WHOLSALE LTD</text:p>
          </table:table-cell>
          <table:table-cell office:value-type="float" office:value="537.79999999999995" table:style-name="ce5">
            <text:p>537.8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HAMPSHIRE POLICE AUTHORITY</text:p>
          </table:table-cell>
          <table:table-cell office:value-type="float" office:value="859.49" table:style-name="ce5">
            <text:p>859.49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HEADINGTON CARRIERS LIMITED</text:p>
          </table:table-cell>
          <table:table-cell office:value-type="float" office:value="1118" table:style-name="ce5">
            <text:p>1118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HEADLEY TYRES LTD</text:p>
          </table:table-cell>
          <table:table-cell office:value-type="float" office:value="1481.3" table:style-name="ce5">
            <text:p>1481.3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HERTFORDSHIRE POLICE AUTHORITY</text:p>
          </table:table-cell>
          <table:table-cell office:value-type="float" office:value="715000" table:style-name="ce5">
            <text:p>715000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IAN WEBB ENGINEERING LTD</text:p>
          </table:table-cell>
          <table:table-cell office:value-type="float" office:value="825" table:style-name="ce5">
            <text:p>825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ICETRAK LTD</text:p>
          </table:table-cell>
          <table:table-cell office:value-type="float" office:value="1988.3" table:style-name="ce5">
            <text:p>1988.3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ID MANAGEMENT SYSTEMS</text:p>
          </table:table-cell>
          <table:table-cell office:value-type="float" office:value="3360" table:style-name="ce5">
            <text:p>3360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ILX GROUP PLC</text:p>
          </table:table-cell>
          <table:table-cell office:value-type="float" office:value="12287.83" table:style-name="ce5">
            <text:p>12287.83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KPMG LLP</text:p>
          </table:table-cell>
          <table:table-cell office:value-type="float" office:value="3930200" table:style-name="ce5">
            <text:p>3930200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LAMBERT SMITH HAMPTON</text:p>
          </table:table-cell>
          <table:table-cell office:value-type="float" office:value="950" table:style-name="ce5">
            <text:p>950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LAMBERT SMITH HAMPTON</text:p>
          </table:table-cell>
          <table:table-cell office:value-type="float" office:value="118968.87" table:style-name="ce5">
            <text:p>118968.87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LOWE &amp; OLIVER LTD</text:p>
          </table:table-cell>
          <table:table-cell office:value-type="float" office:value="15612.19" table:style-name="ce5">
            <text:p>15612.19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LOWE &amp; OLIVER LTD</text:p>
          </table:table-cell>
          <table:table-cell office:value-type="float" office:value="680" table:style-name="ce5">
            <text:p>680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MICHAEL LUPTON ASSOCIATES LIMITED</text:p>
          </table:table-cell>
          <table:table-cell office:value-type="float" office:value="888.89" table:style-name="ce5">
            <text:p>888.89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MINISTRY OF DEFENCE</text:p>
          </table:table-cell>
          <table:table-cell office:value-type="float" office:value="623.66999999999996" table:style-name="ce5">
            <text:p>623.67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7595.65" table:style-name="ce5">
            <text:p>7595.65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NICK ROBINS LTD</text:p>
          </table:table-cell>
          <table:table-cell office:value-type="float" office:value="985" table:style-name="ce5">
            <text:p>985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NIGHTSEARCHER LIMITED</text:p>
          </table:table-cell>
          <table:table-cell office:value-type="float" office:value="2644.92" table:style-name="ce5">
            <text:p>2644.92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NISBETS ACCOUNT NUMBER 872324</text:p>
          </table:table-cell>
          <table:table-cell office:value-type="float" office:value="537" table:style-name="ce5">
            <text:p>537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NUNEATON SIGNS</text:p>
          </table:table-cell>
          <table:table-cell office:value-type="float" office:value="1360" table:style-name="ce5">
            <text:p>1360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P A TURNEY LTD</text:p>
          </table:table-cell>
          <table:table-cell office:value-type="float" office:value="2009.34" table:style-name="ce5">
            <text:p>2009.34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PEUGEOT MOTOR COMPANY PLC</text:p>
          </table:table-cell>
          <table:table-cell office:value-type="float" office:value="74013.100000000006" table:style-name="ce5">
            <text:p>74013.1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PEUGEOT MOTOR COMPANY PLC</text:p>
          </table:table-cell>
          <table:table-cell office:value-type="float" office:value="271474.05" table:style-name="ce5">
            <text:p>271474.05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PICK EVERARD</text:p>
          </table:table-cell>
          <table:table-cell office:value-type="float" office:value="2400" table:style-name="ce5">
            <text:p>2400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PMD MAGNETICS</text:p>
          </table:table-cell>
          <table:table-cell office:value-type="float" office:value="580" table:style-name="ce5">
            <text:p>580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POSTURITE (UK) LTD</text:p>
          </table:table-cell>
          <table:table-cell office:value-type="float" office:value="749.96" table:style-name="ce5">
            <text:p>749.96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PRESSFAB EVO LTD</text:p>
          </table:table-cell>
          <table:table-cell office:value-type="float" office:value="18355.64" table:style-name="ce5">
            <text:p>18355.64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QMP MANAGEMENT &amp; DESIGN</text:p>
          </table:table-cell>
          <table:table-cell office:value-type="float" office:value="1200" table:style-name="ce5">
            <text:p>1200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READING TRANSPORT LTD</text:p>
          </table:table-cell>
          <table:table-cell office:value-type="float" office:value="1245" table:style-name="ce5">
            <text:p>1245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REED</text:p>
          </table:table-cell>
          <table:table-cell office:value-type="float" office:value="9750" table:style-name="ce5">
            <text:p>9750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Other Employee Expens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REED</text:p>
          </table:table-cell>
          <table:table-cell office:value-type="float" office:value="189900.05" table:style-name="ce5">
            <text:p>189900.05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REED</text:p>
          </table:table-cell>
          <table:table-cell office:value-type="float" office:value="220459.35" table:style-name="ce5">
            <text:p>220459.35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REYNOLDS BLINDS</text:p>
          </table:table-cell>
          <table:table-cell office:value-type="float" office:value="2589.88" table:style-name="ce5">
            <text:p>2589.88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RGR GARAGES (CRANFIELD) LTD</text:p>
          </table:table-cell>
          <table:table-cell office:value-type="float" office:value="774.66" table:style-name="ce5">
            <text:p>774.66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RIDGE &amp; PARTNERS</text:p>
          </table:table-cell>
          <table:table-cell office:value-type="float" office:value="2500" table:style-name="ce5">
            <text:p>2500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ROYAL MAIL</text:p>
          </table:table-cell>
          <table:table-cell office:value-type="float" office:value="5383.64" table:style-name="ce5">
            <text:p>5383.64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RYGOR COMMERCIALS LTD</text:p>
          </table:table-cell>
          <table:table-cell office:value-type="float" office:value="65830" table:style-name="ce5">
            <text:p>65830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SAADIAN TECHNOLOGIES LTD</text:p>
          </table:table-cell>
          <table:table-cell office:value-type="float" office:value="20620" table:style-name="ce5">
            <text:p>20620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SALUS BUILDING CONTROL CONSULTANTS</text:p>
          </table:table-cell>
          <table:table-cell office:value-type="float" office:value="875" table:style-name="ce5">
            <text:p>875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SDS GROUP LTD</text:p>
          </table:table-cell>
          <table:table-cell office:value-type="float" office:value="570" table:style-name="ce5">
            <text:p>570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SMS ENVIRONMENTAL LTD</text:p>
          </table:table-cell>
          <table:table-cell office:value-type="float" office:value="9562.6299999999992" table:style-name="ce5">
            <text:p>9562.63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SOLON SECURITY LTD</text:p>
          </table:table-cell>
          <table:table-cell office:value-type="float" office:value="32700" table:style-name="ce5">
            <text:p>32700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SOUTHERN ELECTRIC</text:p>
          </table:table-cell>
          <table:table-cell office:value-type="float" office:value="1477.37" table:style-name="ce5">
            <text:p>1477.37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SOUTHERN PRINT FINISHING SERVICES LTD</text:p>
          </table:table-cell>
          <table:table-cell office:value-type="float" office:value="600" table:style-name="ce5">
            <text:p>600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ST THOMAS CROSS GARAGE LTD</text:p>
          </table:table-cell>
          <table:table-cell office:value-type="float" office:value="6388.83" table:style-name="ce5">
            <text:p>6388.83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STANHOPE WILKINSON ASSOCIATES</text:p>
          </table:table-cell>
          <table:table-cell office:value-type="float" office:value="3600" table:style-name="ce5">
            <text:p>3600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STAPLETONS (TYRE SERVICES) LTD</text:p>
          </table:table-cell>
          <table:table-cell office:value-type="float" office:value="1278.5999999999999" table:style-name="ce5">
            <text:p>1278.6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SURREY POLICE AUTHORITY</text:p>
          </table:table-cell>
          <table:table-cell office:value-type="float" office:value="187063.53" table:style-name="ce5">
            <text:p>187063.53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SUSSEX POLICE AUTHORITY</text:p>
          </table:table-cell>
          <table:table-cell office:value-type="float" office:value="842.59" table:style-name="ce5">
            <text:p>842.59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TACTICAL SAFETY RESPONSES LIMITED</text:p>
          </table:table-cell>
          <table:table-cell office:value-type="float" office:value="290959" table:style-name="ce5">
            <text:p>290959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THE INVESTIGATOR</text:p>
          </table:table-cell>
          <table:table-cell office:value-type="float" office:value="1195.5" table:style-name="ce5">
            <text:p>1195.5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THREE D TRANSMISSIONS LTD</text:p>
          </table:table-cell>
          <table:table-cell office:value-type="float" office:value="3369.24" table:style-name="ce5">
            <text:p>3369.24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USS CATERING EQUIP SERV LTD</text:p>
          </table:table-cell>
          <table:table-cell office:value-type="float" office:value="633.89" table:style-name="ce5">
            <text:p>633.89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VODAFONE LIMITED</text:p>
          </table:table-cell>
          <table:table-cell office:value-type="float" office:value="12410.24" table:style-name="ce5">
            <text:p>12410.24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VOLKSWAGEN GROUP UNITED KINGDOM LTD</text:p>
          </table:table-cell>
          <table:table-cell office:value-type="float" office:value="23615.37" table:style-name="ce5">
            <text:p>23615.37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VOLVO CAR UK LTD</text:p>
          </table:table-cell>
          <table:table-cell office:value-type="float" office:value="27364.53" table:style-name="ce5">
            <text:p>27364.53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VOLVO CAR UK LTD</text:p>
          </table:table-cell>
          <table:table-cell office:value-type="float" office:value="99420.35" table:style-name="ce5">
            <text:p>99420.35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WA PRODUCTS (UK) LTD</text:p>
          </table:table-cell>
          <table:table-cell office:value-type="float" office:value="2435.16" table:style-name="ce5">
            <text:p>2435.16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WAREHOUSE EXPRESS LTD</text:p>
          </table:table-cell>
          <table:table-cell office:value-type="float" office:value="3427.36" table:style-name="ce5">
            <text:p>3427.36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WEIGHTMANS</text:p>
          </table:table-cell>
          <table:table-cell office:value-type="float" office:value="550" table:style-name="ce5">
            <text:p>550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WINDRUSH DOOR &amp; WINDOW SERVICES LTD</text:p>
          </table:table-cell>
          <table:table-cell office:value-type="float" office:value="3675" table:style-name="ce5">
            <text:p>3675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WOLSELEY CENTERS LTD</text:p>
          </table:table-cell>
          <table:table-cell office:value-type="float" office:value="3187.09" table:style-name="ce5">
            <text:p>3187.09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WOODWAY ENGINEERING LTD</text:p>
          </table:table-cell>
          <table:table-cell office:value-type="float" office:value="528.07000000000005" table:style-name="ce5">
            <text:p>528.07</text:p>
          </table:table-cell>
          <table:table-cell office:value-type="float" office:value="3508" table:style-name="ce5">
            <text:p>350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3663</text:p>
          </table:table-cell>
          <table:table-cell office:value-type="float" office:value="736.6" table:style-name="ce5">
            <text:p>736.6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ABINGDON LTD</text:p>
          </table:table-cell>
          <table:table-cell office:value-type="float" office:value="153304.17000000001" table:style-name="ce5">
            <text:p>153304.17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ALTIA SOLUTIONS LTD</text:p>
          </table:table-cell>
          <table:table-cell office:value-type="float" office:value="34776" table:style-name="ce5">
            <text:p>34776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ANDREWS SYKES HIRE LTD</text:p>
          </table:table-cell>
          <table:table-cell office:value-type="float" office:value="7624.76" table:style-name="ce5">
            <text:p>7624.76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ARKTIS LTD</text:p>
          </table:table-cell>
          <table:table-cell office:value-type="float" office:value="5220" table:style-name="ce5">
            <text:p>5220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BARKER AND EVANS</text:p>
          </table:table-cell>
          <table:table-cell office:value-type="float" office:value="10902" table:style-name="ce5">
            <text:p>10902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BMW (GB) LTD</text:p>
          </table:table-cell>
          <table:table-cell office:value-type="float" office:value="19268.29" table:style-name="ce5">
            <text:p>19268.29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BMW (GB) LTD</text:p>
          </table:table-cell>
          <table:table-cell office:value-type="float" office:value="47699.9" table:style-name="ce5">
            <text:p>47699.9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BRITISH GAS TRADING LTD</text:p>
          </table:table-cell>
          <table:table-cell office:value-type="float" office:value="13530.15" table:style-name="ce5">
            <text:p>13530.15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BRITISH TELECOM</text:p>
          </table:table-cell>
          <table:table-cell office:value-type="float" office:value="22889.05" table:style-name="ce5">
            <text:p>22889.05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BUCKS COUNTY COUNCIL</text:p>
          </table:table-cell>
          <table:table-cell office:value-type="float" office:value="441082" table:style-name="ce5">
            <text:p>441082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C S I EQUIPMENT LTD</text:p>
          </table:table-cell>
          <table:table-cell office:value-type="float" office:value="1035" table:style-name="ce5">
            <text:p>1035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CALOR GAS LTD</text:p>
          </table:table-cell>
          <table:table-cell office:value-type="float" office:value="2986.26" table:style-name="ce5">
            <text:p>2986.26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CAMBRIAN TYRES LTD</text:p>
          </table:table-cell>
          <table:table-cell office:value-type="float" office:value="539.70000000000005" table:style-name="ce5">
            <text:p>539.7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CASTROL (UK) LTD</text:p>
          </table:table-cell>
          <table:table-cell office:value-type="float" office:value="1762.4" table:style-name="ce5">
            <text:p>1762.4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CHARMAC LTD</text:p>
          </table:table-cell>
          <table:table-cell office:value-type="float" office:value="9500" table:style-name="ce5">
            <text:p>9500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CHUBB FIRE LTD</text:p>
          </table:table-cell>
          <table:table-cell office:value-type="float" office:value="1037" table:style-name="ce5">
            <text:p>1037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CIVICA UK LIMITED</text:p>
          </table:table-cell>
          <table:table-cell office:value-type="float" office:value="21148.68" table:style-name="ce5">
            <text:p>21148.68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CIVIL DEFENCE SUPPLY LTD</text:p>
          </table:table-cell>
          <table:table-cell office:value-type="float" office:value="925" table:style-name="ce5">
            <text:p>925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COMPUTACENTER (UK) LTD</text:p>
          </table:table-cell>
          <table:table-cell office:value-type="float" office:value="56850.83" table:style-name="ce5">
            <text:p>56850.83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COOPER READING</text:p>
          </table:table-cell>
          <table:table-cell office:value-type="float" office:value="1820.08" table:style-name="ce5">
            <text:p>1820.08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CORONA ENERGY RETAIL 4 A/C</text:p>
          </table:table-cell>
          <table:table-cell office:value-type="float" office:value="53097.1" table:style-name="ce5">
            <text:p>53097.1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2160" table:style-name="ce5">
            <text:p>2160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35691.300000000003" table:style-name="ce5">
            <text:p>35691.3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DMR FRAMING</text:p>
          </table:table-cell>
          <table:table-cell office:value-type="float" office:value="780" table:style-name="ce5">
            <text:p>780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EMSAS LTD</text:p>
          </table:table-cell>
          <table:table-cell office:value-type="float" office:value="7886" table:style-name="ce5">
            <text:p>7886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ENTERPRISE RENT-A-CAR UK LTD</text:p>
          </table:table-cell>
          <table:table-cell office:value-type="float" office:value="82520.13" table:style-name="ce5">
            <text:p>82520.13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ESRI (UK) LIMITED</text:p>
          </table:table-cell>
          <table:table-cell office:value-type="float" office:value="9459.5300000000007" table:style-name="ce5">
            <text:p>9459.53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EXPERIAN LTD</text:p>
          </table:table-cell>
          <table:table-cell office:value-type="float" office:value="23498.5" table:style-name="ce5">
            <text:p>23498.5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FORD MOTOR COMPANY LTD</text:p>
          </table:table-cell>
          <table:table-cell office:value-type="float" office:value="17656.650000000001" table:style-name="ce5">
            <text:p>17656.65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570" table:style-name="ce5">
            <text:p>570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203000.55" table:style-name="ce5">
            <text:p>203000.55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G4S CASH SOLUTIONS UK LTD</text:p>
          </table:table-cell>
          <table:table-cell office:value-type="float" office:value="921.88" table:style-name="ce5">
            <text:p>921.88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GARRAN LOCKERS LTD</text:p>
          </table:table-cell>
          <table:table-cell office:value-type="float" office:value="3512.86" table:style-name="ce5">
            <text:p>3512.86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GMK LTD</text:p>
          </table:table-cell>
          <table:table-cell office:value-type="float" office:value="563.57000000000005" table:style-name="ce5">
            <text:p>563.57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GOODYEAR DUNLOP UK</text:p>
          </table:table-cell>
          <table:table-cell office:value-type="float" office:value="24071.01" table:style-name="ce5">
            <text:p>24071.01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GRG PUBLIC RESOURCES LTD</text:p>
          </table:table-cell>
          <table:table-cell office:value-type="float" office:value="1861" table:style-name="ce5">
            <text:p>1861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GROUPTYRE WHOLSALE LTD</text:p>
          </table:table-cell>
          <table:table-cell office:value-type="float" office:value="662.7" table:style-name="ce5">
            <text:p>662.7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GRUNDON WASTE MANAGEMENT LTD</text:p>
          </table:table-cell>
          <table:table-cell office:value-type="float" office:value="68779.5" table:style-name="ce5">
            <text:p>68779.5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HAMPSHIRE POLICE AUTHORITY</text:p>
          </table:table-cell>
          <table:table-cell office:value-type="float" office:value="11641.68" table:style-name="ce5">
            <text:p>11641.68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HORSE HELP LTD</text:p>
          </table:table-cell>
          <table:table-cell office:value-type="float" office:value="1096.19" table:style-name="ce5">
            <text:p>1096.19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ICETRAK LTD</text:p>
          </table:table-cell>
          <table:table-cell office:value-type="float" office:value="12803.5" table:style-name="ce5">
            <text:p>12803.5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INSIGHT DIRECT (UK) LIMITED</text:p>
          </table:table-cell>
          <table:table-cell office:value-type="float" office:value="4340.99" table:style-name="ce5">
            <text:p>4340.99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JSB PRINT SOLUTIONS</text:p>
          </table:table-cell>
          <table:table-cell office:value-type="float" office:value="2890" table:style-name="ce5">
            <text:p>2890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KCOM GROUP PLC</text:p>
          </table:table-cell>
          <table:table-cell office:value-type="float" office:value="500.62" table:style-name="ce5">
            <text:p>500.62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KINGS TWO WHEEL CENTRE LTD</text:p>
          </table:table-cell>
          <table:table-cell office:value-type="float" office:value="647.04" table:style-name="ce5">
            <text:p>647.04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LAMBERT SMITH HAMPTON</text:p>
          </table:table-cell>
          <table:table-cell office:value-type="float" office:value="4500" table:style-name="ce5">
            <text:p>4500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MACE MACRO LTD</text:p>
          </table:table-cell>
          <table:table-cell office:value-type="float" office:value="4750" table:style-name="ce5">
            <text:p>4750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MARSHALL MOTOR GROUP- CAMBRIDGE</text:p>
          </table:table-cell>
          <table:table-cell office:value-type="float" office:value="517.25" table:style-name="ce5">
            <text:p>517.25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MAYORS OFFICE FOR POLICING &amp; CRIME M</text:p>
          </table:table-cell>
          <table:table-cell office:value-type="float" office:value="188566.85" table:style-name="ce5">
            <text:p>188566.85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MICHAEL LUPTON ASSOCIATES LTD</text:p>
          </table:table-cell>
          <table:table-cell office:value-type="float" office:value="695" table:style-name="ce5">
            <text:p>695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MILTON KEYNES COUNCIL</text:p>
          </table:table-cell>
          <table:table-cell office:value-type="float" office:value="261694" table:style-name="ce5">
            <text:p>261694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23671.89" table:style-name="ce5">
            <text:p>23671.89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NIGHTSEARCHER LIMITED</text:p>
          </table:table-cell>
          <table:table-cell office:value-type="float" office:value="517.79999999999995" table:style-name="ce5">
            <text:p>517.8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NITON EQUIPMENT</text:p>
          </table:table-cell>
          <table:table-cell office:value-type="float" office:value="27980" table:style-name="ce5">
            <text:p>27980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NORTHUMBRIA POLICE AUTHORITY</text:p>
          </table:table-cell>
          <table:table-cell office:value-type="float" office:value="938.68" table:style-name="ce5">
            <text:p>938.68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ORCHID CELLMARK LTD</text:p>
          </table:table-cell>
          <table:table-cell office:value-type="float" office:value="92471.360000000001" table:style-name="ce5">
            <text:p>92471.36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OXFORDSHIRE COUNTY COUNCIL</text:p>
          </table:table-cell>
          <table:table-cell office:value-type="float" office:value="693923" table:style-name="ce5">
            <text:p>693923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PAYPOINT NETWORK LTD</text:p>
          </table:table-cell>
          <table:table-cell office:value-type="float" office:value="675" table:style-name="ce5">
            <text:p>675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PETER JONES (ILG) LTD</text:p>
          </table:table-cell>
          <table:table-cell office:value-type="float" office:value="4050" table:style-name="ce5">
            <text:p>4050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PMC POLYTHENE LTD</text:p>
          </table:table-cell>
          <table:table-cell office:value-type="float" office:value="3237.62" table:style-name="ce5">
            <text:p>3237.62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PMD MAGNETICS</text:p>
          </table:table-cell>
          <table:table-cell office:value-type="float" office:value="854" table:style-name="ce5">
            <text:p>854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PORTAKABIN LTD</text:p>
          </table:table-cell>
          <table:table-cell office:value-type="float" office:value="12302.31" table:style-name="ce5">
            <text:p>12302.31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PRICE WESTERN LEATHER CO LTD</text:p>
          </table:table-cell>
          <table:table-cell office:value-type="float" office:value="4795.76" table:style-name="ce5">
            <text:p>4795.76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PRO-TECT SAFETY SIGNS</text:p>
          </table:table-cell>
          <table:table-cell office:value-type="float" office:value="560" table:style-name="ce5">
            <text:p>560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PVL UK LTD</text:p>
          </table:table-cell>
          <table:table-cell office:value-type="float" office:value="709" table:style-name="ce5">
            <text:p>709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QMP MANAGEMENT &amp; DESIGN</text:p>
          </table:table-cell>
          <table:table-cell office:value-type="float" office:value="1560" table:style-name="ce5">
            <text:p>1560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READING BOROUGH COUNCIL</text:p>
          </table:table-cell>
          <table:table-cell office:value-type="float" office:value="457814" table:style-name="ce5">
            <text:p>457814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RICHARD BYRNE PROPERTY MAINTENANCE</text:p>
          </table:table-cell>
          <table:table-cell office:value-type="float" office:value="2785" table:style-name="ce5">
            <text:p>2785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ROYAL BOROUGH OF WINDSOR &amp; MAIDENHEAD CO</text:p>
          </table:table-cell>
          <table:table-cell office:value-type="float" office:value="148921" table:style-name="ce5">
            <text:p>148921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SCOTTISH POWER</text:p>
          </table:table-cell>
          <table:table-cell office:value-type="float" office:value="3899.22" table:style-name="ce5">
            <text:p>3899.22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SEPURA LIMITED</text:p>
          </table:table-cell>
          <table:table-cell office:value-type="float" office:value="7620" table:style-name="ce5">
            <text:p>7620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SLOUGH BOROUGH COUNCIL</text:p>
          </table:table-cell>
          <table:table-cell office:value-type="float" office:value="335938" table:style-name="ce5">
            <text:p>335938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SOUTHAM TYRES</text:p>
          </table:table-cell>
          <table:table-cell office:value-type="float" office:value="1455.84" table:style-name="ce5">
            <text:p>1455.84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SPECIALIST CARS STEVENAGE</text:p>
          </table:table-cell>
          <table:table-cell office:value-type="float" office:value="587.55999999999995" table:style-name="ce5">
            <text:p>587.56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SPECIALIST COMPUTER CENTRES PLC</text:p>
          </table:table-cell>
          <table:table-cell office:value-type="float" office:value="501188.04" table:style-name="ce5">
            <text:p>501188.04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STANHOPE WILKINSON ASSOCIATES</text:p>
          </table:table-cell>
          <table:table-cell office:value-type="float" office:value="2275" table:style-name="ce5">
            <text:p>2275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STOWS</text:p>
          </table:table-cell>
          <table:table-cell office:value-type="float" office:value="900" table:style-name="ce5">
            <text:p>900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TACTICAL KIT</text:p>
          </table:table-cell>
          <table:table-cell office:value-type="float" office:value="589.6" table:style-name="ce5">
            <text:p>589.6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THE GREAT TEW ESTATE</text:p>
          </table:table-cell>
          <table:table-cell office:value-type="float" office:value="7400" table:style-name="ce5">
            <text:p>7400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THE STATIONERY OFFICE</text:p>
          </table:table-cell>
          <table:table-cell office:value-type="float" office:value="550" table:style-name="ce5">
            <text:p>550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THE STATIONERY OFFICE LTD</text:p>
          </table:table-cell>
          <table:table-cell office:value-type="float" office:value="545.01" table:style-name="ce5">
            <text:p>545.01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TOYE KENNING &amp; SPENCER LTD</text:p>
          </table:table-cell>
          <table:table-cell office:value-type="float" office:value="1825" table:style-name="ce5">
            <text:p>1825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UKAS</text:p>
          </table:table-cell>
          <table:table-cell office:value-type="float" office:value="7812.75" table:style-name="ce5">
            <text:p>7812.75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VODAFONE LIMITED</text:p>
          </table:table-cell>
          <table:table-cell office:value-type="float" office:value="39095.269999999997" table:style-name="ce5">
            <text:p>39095.27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VOLVO CAR UK LTD</text:p>
          </table:table-cell>
          <table:table-cell office:value-type="float" office:value="23095.83" table:style-name="ce5">
            <text:p>23095.83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WA PRODUCTS (UK) LTD</text:p>
          </table:table-cell>
          <table:table-cell office:value-type="float" office:value="5110.8" table:style-name="ce5">
            <text:p>5110.8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WEST BERKSHIRE COUNCIL</text:p>
          </table:table-cell>
          <table:table-cell office:value-type="float" office:value="155864" table:style-name="ce5">
            <text:p>155864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WEST YORKSHIRE POLICE AUTHORITY</text:p>
          </table:table-cell>
          <table:table-cell office:value-type="float" office:value="431433" table:style-name="ce5">
            <text:p>431433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WOKINGHAM BOROUGH COUNCIL</text:p>
          </table:table-cell>
          <table:table-cell office:value-type="float" office:value="104205" table:style-name="ce5">
            <text:p>104205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1-20T00:00:00" table:style-name="ce3">
            <text:p>20/01/2021</text:p>
          </table:table-cell>
          <table:table-cell office:value-type="string" table:style-name="ce4">
            <text:p>WOODWAY ENGINEERING LTD</text:p>
          </table:table-cell>
          <table:table-cell office:value-type="float" office:value="1778.14" table:style-name="ce5">
            <text:p>1778.14</text:p>
          </table:table-cell>
          <table:table-cell office:value-type="float" office:value="3509" table:style-name="ce5">
            <text:p>350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ATS EUROMASTER LTD</text:p>
          </table:table-cell>
          <table:table-cell office:value-type="float" office:value="2116.0100000000002" table:style-name="ce5">
            <text:p>2116.01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AVI LTD</text:p>
          </table:table-cell>
          <table:table-cell office:value-type="float" office:value="2851.5" table:style-name="ce5">
            <text:p>2851.5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BARKER AND EVANS</text:p>
          </table:table-cell>
          <table:table-cell office:value-type="float" office:value="9032" table:style-name="ce5">
            <text:p>9032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BAXTERSTOREY LTD</text:p>
          </table:table-cell>
          <table:table-cell office:value-type="float" office:value="25586.41" table:style-name="ce5">
            <text:p>25586.41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BEST EVIDENCE TECHNOLOGY LTD</text:p>
          </table:table-cell>
          <table:table-cell office:value-type="float" office:value="2100" table:style-name="ce5">
            <text:p>2100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CHENEY COACHES</text:p>
          </table:table-cell>
          <table:table-cell office:value-type="float" office:value="675" table:style-name="ce5">
            <text:p>675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CLEARTONE TELECOMS PLC</text:p>
          </table:table-cell>
          <table:table-cell office:value-type="float" office:value="29273" table:style-name="ce5">
            <text:p>29273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COMPUTACENTER (UK) LTD</text:p>
          </table:table-cell>
          <table:table-cell office:value-type="float" office:value="9208.5" table:style-name="ce5">
            <text:p>9208.5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COOPER READING</text:p>
          </table:table-cell>
          <table:table-cell office:value-type="float" office:value="542.98" table:style-name="ce5">
            <text:p>542.98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3027" table:style-name="ce5">
            <text:p>3027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5128" table:style-name="ce5">
            <text:p>5128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ESRI (UK) LIMITED</text:p>
          </table:table-cell>
          <table:table-cell office:value-type="float" office:value="16065.5" table:style-name="ce5">
            <text:p>16065.5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ESSEX POLICE AUTHORITY</text:p>
          </table:table-cell>
          <table:table-cell office:value-type="float" office:value="7450.38" table:style-name="ce5">
            <text:p>7450.38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FORD MOTOR COMPANY LTD</text:p>
          </table:table-cell>
          <table:table-cell office:value-type="float" office:value="39324.660000000003" table:style-name="ce5">
            <text:p>39324.66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FOSTER &amp; FREEMAN LTD</text:p>
          </table:table-cell>
          <table:table-cell office:value-type="float" office:value="3644.92" table:style-name="ce5">
            <text:p>3644.92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8333.33" table:style-name="ce5">
            <text:p>8333.33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GOODYEAR DUNLOP UK</text:p>
          </table:table-cell>
          <table:table-cell office:value-type="float" office:value="22981.66" table:style-name="ce5">
            <text:p>22981.66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GRG PUBLIC RESOURCES LTD</text:p>
          </table:table-cell>
          <table:table-cell office:value-type="float" office:value="2094.25" table:style-name="ce5">
            <text:p>2094.25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GRG PUBLIC RESOURCES LTD</text:p>
          </table:table-cell>
          <table:table-cell office:value-type="float" office:value="2353" table:style-name="ce5">
            <text:p>2353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GROUPTYRE WHOLSALE LTD</text:p>
          </table:table-cell>
          <table:table-cell office:value-type="float" office:value="3374.5" table:style-name="ce5">
            <text:p>3374.5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GRUNDON WASTE MANAGEMENT LTD</text:p>
          </table:table-cell>
          <table:table-cell office:value-type="float" office:value="2567" table:style-name="ce5">
            <text:p>2567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GRUNDON WASTE MANAGEMENT LTD</text:p>
          </table:table-cell>
          <table:table-cell office:value-type="float" office:value="700" table:style-name="ce5">
            <text:p>700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HAMPSHIRE POLICE AUTHORITY</text:p>
          </table:table-cell>
          <table:table-cell office:value-type="float" office:value="10845" table:style-name="ce5">
            <text:p>10845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HAMPSHIRE POLICE AUTHORITY</text:p>
          </table:table-cell>
          <table:table-cell office:value-type="float" office:value="4500" table:style-name="ce5">
            <text:p>4500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HEADINGTON CARRIERS LIMITED</text:p>
          </table:table-cell>
          <table:table-cell office:value-type="float" office:value="1370.2" table:style-name="ce5">
            <text:p>1370.2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IAN WEBB ENGINEERING LTD</text:p>
          </table:table-cell>
          <table:table-cell office:value-type="float" office:value="6289" table:style-name="ce5">
            <text:p>6289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ICETRAK LTD</text:p>
          </table:table-cell>
          <table:table-cell office:value-type="float" office:value="931.16" table:style-name="ce5">
            <text:p>931.16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ILX GROUP PLC</text:p>
          </table:table-cell>
          <table:table-cell office:value-type="float" office:value="5676" table:style-name="ce5">
            <text:p>5676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INTRAMARK LIMITED</text:p>
          </table:table-cell>
          <table:table-cell office:value-type="float" office:value="505.6" table:style-name="ce5">
            <text:p>505.6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K &amp; R AUTO SERVICES LTD</text:p>
          </table:table-cell>
          <table:table-cell office:value-type="float" office:value="2230.85" table:style-name="ce5">
            <text:p>2230.85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LAMBERT SMITH HAMPTON</text:p>
          </table:table-cell>
          <table:table-cell office:value-type="float" office:value="3504" table:style-name="ce5">
            <text:p>3504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LEDCO LTD</text:p>
          </table:table-cell>
          <table:table-cell office:value-type="float" office:value="1098" table:style-name="ce5">
            <text:p>1098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LOWE &amp; OLIVER LTD</text:p>
          </table:table-cell>
          <table:table-cell office:value-type="float" office:value="25597.84" table:style-name="ce5">
            <text:p>25597.84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MAINTENANCE ASSOCIATED SERVICES LTD</text:p>
          </table:table-cell>
          <table:table-cell office:value-type="float" office:value="1244.94" table:style-name="ce5">
            <text:p>1244.94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MARSHALL MOTOR GROUP- CAMBRIDGE</text:p>
          </table:table-cell>
          <table:table-cell office:value-type="float" office:value="541.19000000000005" table:style-name="ce5">
            <text:p>541.19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MAYORS OFFICE FOR POLICING &amp; CRIME M</text:p>
          </table:table-cell>
          <table:table-cell office:value-type="float" office:value="279053" table:style-name="ce5">
            <text:p>279053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7054.17" table:style-name="ce5">
            <text:p>7054.17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ORCHID CELLMARK LTD</text:p>
          </table:table-cell>
          <table:table-cell office:value-type="float" office:value="80180.13" table:style-name="ce5">
            <text:p>80180.13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PMD MAGNETICS</text:p>
          </table:table-cell>
          <table:table-cell office:value-type="float" office:value="854" table:style-name="ce5">
            <text:p>854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PRO-TECT SAFETY SIGNS</text:p>
          </table:table-cell>
          <table:table-cell office:value-type="float" office:value="594.5" table:style-name="ce5">
            <text:p>594.5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QMP MANAGEMENT &amp; DESIGN</text:p>
          </table:table-cell>
          <table:table-cell office:value-type="float" office:value="1200" table:style-name="ce5">
            <text:p>1200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REED</text:p>
          </table:table-cell>
          <table:table-cell office:value-type="float" office:value="220619.54" table:style-name="ce5">
            <text:p>220619.54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REED</text:p>
          </table:table-cell>
          <table:table-cell office:value-type="float" office:value="173178.56" table:style-name="ce5">
            <text:p>173178.56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ROYAL MAIL</text:p>
          </table:table-cell>
          <table:table-cell office:value-type="float" office:value="9551.19" table:style-name="ce5">
            <text:p>9551.19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SEPURA LIMITED</text:p>
          </table:table-cell>
          <table:table-cell office:value-type="float" office:value="3572" table:style-name="ce5">
            <text:p>3572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SKILLS FOR JUSTICE</text:p>
          </table:table-cell>
          <table:table-cell office:value-type="float" office:value="17060" table:style-name="ce5">
            <text:p>17060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SMS ENVIRONMENTAL LTD</text:p>
          </table:table-cell>
          <table:table-cell office:value-type="float" office:value="2674.46" table:style-name="ce5">
            <text:p>2674.46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SONIC COMMUNICATIONS (INT) LTD</text:p>
          </table:table-cell>
          <table:table-cell office:value-type="float" office:value="736" table:style-name="ce5">
            <text:p>736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SPECIALIST CARS STEVENAGE</text:p>
          </table:table-cell>
          <table:table-cell office:value-type="float" office:value="2586.71" table:style-name="ce5">
            <text:p>2586.71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SUSSEX POLICE AUTHORITY</text:p>
          </table:table-cell>
          <table:table-cell office:value-type="float" office:value="1091.1199999999999" table:style-name="ce5">
            <text:p>1091.12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THAMES VALLEY MAINTENANCE (OXFORD) LIMIT</text:p>
          </table:table-cell>
          <table:table-cell office:value-type="float" office:value="59410.65" table:style-name="ce5">
            <text:p>59410.65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VALE OF THE WHITE HORSE DISTRICT COUNCIL</text:p>
          </table:table-cell>
          <table:table-cell office:value-type="float" office:value="46919.67" table:style-name="ce5">
            <text:p>46919.67</text:p>
          </table:table-cell>
          <table:table-cell office:value-type="float" office:value="3510" table:style-name="ce5">
            <text:p>3510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number-rows-repeated="1048285" table:style-name="ro1">
          <table:table-cell table:number-columns-repeated="16384"/>
        </table:table-row>
      </table:table>
      <table:database-ranges>
        <table:database-range table:target-range-address="Transparency_Report_-_Export_Da.A2:Transparency_Report_-_Export_Da.E291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ratley Jennifer</meta:initial-creator>
    <dc:creator>Roberts, Charlotte (C7904)</dc:creator>
    <meta:creation-date>2021-02-25T13:27:50Z</meta:creation-date>
    <dc:date>2021-02-26T10:00:30Z</dc:date>
    <meta:print-date>2021-02-26T09:59:25Z</meta:print-date>
  </office:meta>
</office:document-meta>
</file>